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width="0.2cm" svg:stroke-color="#000000" draw:marker-start-width="0.5cm" draw:marker-end-width="0.5cm" draw:fill="none" draw:fill-color="#ffffff" draw:textarea-horizontal-align="left" draw:auto-grow-height="true" draw:auto-grow-width="true" fo:min-height="1.35cm" fo:min-width="0cm"/>
    </style:style>
    <style:style style:name="gr8" style:family="graphic" style:parent-style-name="standard">
      <style:graphic-properties svg:stroke-color="#00b8ff" draw:textarea-horizontal-align="justify" draw:textarea-vertical-align="middle" draw:auto-grow-height="false"/>
    </style:style>
    <style:style style:name="gr9" style:family="graphic" style:parent-style-name="objectwithoutfill">
      <style:graphic-properties svg:stroke-color="#33cc66" draw:marker-end="Arrow" draw:marker-end-width="0.3cm" draw:fill="none" draw:textarea-vertical-align="middle"/>
    </style:style>
    <style:style style:name="gr10" style:family="graphic" style:parent-style-name="standard">
      <style:graphic-properties svg:stroke-color="#0099ff" draw:textarea-horizontal-align="justify" draw:textarea-vertical-align="middle" draw:auto-grow-height="false"/>
    </style:style>
    <style:style style:name="gr11" style:family="graphic" style:parent-style-name="standard">
      <style:graphic-properties svg:stroke-color="#33cc66" draw:fill="solid" draw:fill-color="#00cccc" draw:textarea-horizontal-align="justify" draw:textarea-vertical-align="middle" draw:auto-grow-height="false"/>
    </style:style>
    <style:style style:name="gr12" style:family="graphic" style:parent-style-name="objectwithoutfill">
      <style:graphic-properties svg:stroke-color="#000000" draw:fill="none" draw:textarea-vertical-align="middle"/>
    </style:style>
    <style:style style:name="gr13" style:family="graphic" style:parent-style-name="objectwithoutfill">
      <style:graphic-properties svg:stroke-color="#ff6633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2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3cm" fo:min-width="0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7cm" svg:height="1.7cm" svg:x="1.4cm" svg:y="5.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cm" svg:height="1.7cm" svg:x="1.4cm" svg:y="3.6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cm" svg:height="1.7cm" svg:x="1.4cm" svg:y="8.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cm" svg:height="1.7cm" svg:x="1.4cm" svg:y="10.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1cm" svg:y1="4.4cm" svg:x2="20cm" svg:y2="4.4cm">
          <text:p/>
        </draw:line>
        <draw:line draw:style-name="gr2" draw:text-style-name="P1" draw:layer="layout" svg:x1="3.099cm" svg:y1="6.699cm" svg:x2="20cm" svg:y2="6.7cm">
          <text:p/>
        </draw:line>
        <draw:line draw:style-name="gr2" draw:text-style-name="P1" draw:layer="layout" svg:x1="3.098cm" svg:y1="9.098cm" svg:x2="20cm" svg:y2="9.1cm">
          <text:p/>
        </draw:line>
        <draw:line draw:style-name="gr2" draw:text-style-name="P1" draw:layer="layout" svg:x1="3.097cm" svg:y1="11.397cm" svg:x2="20cm" svg:y2="11.4cm">
          <text:p/>
        </draw:line>
        <draw:line draw:style-name="gr3" draw:text-style-name="P1" draw:layer="layout" svg:x1="3.7cm" svg:y1="4.4cm" svg:x2="8.9cm" svg:y2="6.7cm">
          <text:p/>
        </draw:line>
        <draw:line draw:style-name="gr3" draw:text-style-name="P1" draw:layer="layout" svg:x1="3.6cm" svg:y1="4.4cm" svg:x2="8.4cm" svg:y2="9.1cm">
          <text:p/>
        </draw:line>
        <draw:line draw:style-name="gr3" draw:text-style-name="P1" draw:layer="layout" svg:x1="3.7cm" svg:y1="4.4cm" svg:x2="6.1cm" svg:y2="11.5cm">
          <text:p/>
        </draw:line>
        <draw:line draw:style-name="gr4" draw:text-style-name="P1" draw:layer="layout" svg:x1="8.9cm" svg:y1="6.7cm" svg:x2="9.8cm" svg:y2="4.4cm">
          <text:p/>
        </draw:line>
        <draw:line draw:style-name="gr4" draw:text-style-name="P1" draw:layer="layout" svg:x1="8.4cm" svg:y1="9.1cm" svg:x2="11.8cm" svg:y2="4.5cm">
          <text:p/>
        </draw:line>
        <draw:line draw:style-name="gr4" draw:text-style-name="P1" draw:layer="layout" svg:x1="6cm" svg:y1="11.4cm" svg:x2="8.6cm" svg:y2="4.5cm">
          <text:p/>
        </draw:line>
        <draw:line draw:style-name="gr5" draw:text-style-name="P1" draw:layer="layout" svg:x1="4.7cm" svg:y1="9.1cm" svg:x2="7cm" svg:y2="4.4cm">
          <text:p/>
        </draw:line>
        <draw:line draw:style-name="gr5" draw:text-style-name="P1" draw:layer="layout" svg:x1="4.6cm" svg:y1="9.1cm" svg:x2="6.7cm" svg:y2="6.7cm">
          <text:p/>
        </draw:line>
        <draw:line draw:style-name="gr5" draw:text-style-name="P1" draw:layer="layout" svg:x1="4.6cm" svg:y1="9.1cm" svg:x2="7.9cm" svg:y2="11.4cm">
          <text:p/>
        </draw:line>
        <draw:frame draw:style-name="gr6" draw:layer="layout" svg:width="1.984cm" svg:height="0.962cm" svg:x="3.116cm" svg:y="8.038cm">
          <draw:text-box>
            <text:p>(2, 2)</text:p>
          </draw:text-box>
        </draw:frame>
        <draw:frame draw:style-name="gr6" draw:text-style-name="P2" draw:layer="layout" svg:width="5.654cm" svg:height="1.787cm" svg:x="6.157cm" svg:y="1.6cm">
          <draw:text-box>
            <text:p text:style-name="P2"><text:span text:style-name="T1">Ok, Site 2 want to access</text:span></text:p>
            <text:p text:style-name="P2"><text:span text:style-name="T1"><text:s/></text:span><text:span text:style-name="T1">too, I put in the queue :</text:span></text:p>
            <text:p text:style-name="P2"><text:span text:style-name="T1">(1,0) ; (2,2)</text:span></text:p>
          </draw:text-box>
        </draw:frame>
        <draw:frame draw:style-name="gr7" draw:text-style-name="P2" draw:layer="layout" svg:width="4.16cm" svg:height="1.787cm" svg:x="1.9cm" svg:y="1.4cm">
          <draw:text-box>
            <text:p text:style-name="P2"><text:span text:style-name="T1">I'd like to access </text:span></text:p>
            <text:p text:style-name="P2"><text:span text:style-name="T1">to the ressource : </text:span></text:p>
            <text:p text:style-name="P2"><text:span text:style-name="T1">I send (1,0)</text:span></text:p>
          </draw:text-box>
        </draw:frame>
        <draw:frame draw:style-name="gr6" draw:layer="layout" svg:width="1.984cm" svg:height="0.962cm" svg:x="3.4cm" svg:y="3.438cm">
          <draw:text-box>
            <text:p>(1, 0)</text:p>
          </draw:text-box>
        </draw:frame>
        <draw:line draw:style-name="gr4" draw:text-style-name="P1" draw:layer="layout" svg:x1="7cm" svg:y1="4.4cm" svg:x2="12cm" svg:y2="9.1cm">
          <text:p/>
        </draw:line>
        <draw:line draw:style-name="gr4" draw:text-style-name="P1" draw:layer="layout" svg:x1="6.7cm" svg:y1="6.8cm" svg:x2="9.8cm" svg:y2="9.1cm">
          <text:p/>
        </draw:line>
        <draw:line draw:style-name="gr4" draw:text-style-name="P1" draw:layer="layout" svg:x1="7.7cm" svg:y1="11.4cm" svg:x2="10.7cm" svg:y2="9.1cm">
          <text:p/>
        </draw:line>
        <draw:custom-shape draw:style-name="gr8" draw:text-style-name="P1" draw:layer="layout" svg:width="2.8cm" svg:height="0.6cm" svg:x="11.8cm" svg:y="4.1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4.6cm" svg:y1="4.4cm" svg:x2="15.6cm" svg:y2="11.4cm">
          <text:p/>
        </draw:line>
        <draw:line draw:style-name="gr9" draw:text-style-name="P1" draw:layer="layout" svg:x1="14.6cm" svg:y1="4.4cm" svg:x2="15.7cm" svg:y2="9.1cm">
          <text:p/>
        </draw:line>
        <draw:line draw:style-name="gr9" draw:text-style-name="P1" draw:layer="layout" svg:x1="14.6cm" svg:y1="4.4cm" svg:x2="15.6cm" svg:y2="6.7cm">
          <text:p/>
        </draw:line>
        <draw:custom-shape draw:style-name="gr10" draw:text-style-name="P1" draw:layer="layout" svg:width="2.7cm" svg:height="0.6cm" svg:x="15.8cm" svg:y="8.8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8.5cm" svg:y1="9.1cm" svg:x2="19.4cm" svg:y2="4.5cm">
          <text:p/>
        </draw:line>
        <draw:line draw:style-name="gr9" draw:text-style-name="P1" draw:layer="layout" svg:x1="18.5cm" svg:y1="9.1cm" svg:x2="19.6cm" svg:y2="6.7cm">
          <text:p/>
        </draw:line>
        <draw:line draw:style-name="gr9" draw:text-style-name="P1" draw:layer="layout" svg:x1="18.5cm" svg:y1="9.1cm" svg:x2="19.5cm" svg:y2="11.4cm">
          <text:p/>
        </draw:line>
        <draw:custom-shape draw:style-name="gr11" draw:text-style-name="P1" draw:layer="layout" svg:width="3.6cm" svg:height="0.3cm" svg:x="12cm" svg:y="8.9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3cm" svg:y1="3.2cm" svg:x2="3.7cm" svg:y2="4.4cm">
          <text:p/>
        </draw:line>
        <draw:line draw:style-name="gr12" draw:text-style-name="P1" draw:layer="layout" svg:x1="7.3cm" svg:y1="3.4cm" svg:x2="7cm" svg:y2="4.4cm">
          <text:p/>
        </draw:line>
        <draw:frame draw:style-name="gr6" draw:text-style-name="P2" draw:layer="layout" svg:width="5.506cm" svg:height="2.299cm" svg:x="12.594cm" svg:y="1.301cm">
          <draw:text-box>
            <text:p><text:span text:style-name="T1">Everyone send me </text:span></text:p>
            <text:p><text:span text:style-name="T1">back an ackowlegment,</text:span></text:p>
            <text:p><text:span text:style-name="T1"><text:s/></text:span><text:span text:style-name="T1">I'm the first in the queue</text:span></text:p>
            <text:p><text:span text:style-name="T1">I can take the ressource.</text:span></text:p>
          </draw:text-box>
        </draw:frame>
        <draw:line draw:style-name="gr12" draw:text-style-name="P1" draw:layer="layout" svg:x1="12.7cm" svg:y1="2.8cm" svg:x2="11.8cm" svg:y2="4.4cm">
          <text:p/>
        </draw:line>
        <draw:line draw:style-name="gr13" draw:text-style-name="P1" draw:layer="layout" svg:x1="4.2cm" svg:y1="14.2cm" svg:x2="5.4cm" svg:y2="14.2cm">
          <text:p/>
        </draw:line>
        <draw:line draw:style-name="gr14" draw:text-style-name="P1" draw:layer="layout" svg:x1="2.5cm" svg:y1="14.2cm" svg:x2="3.7cm" svg:y2="14.2cm">
          <text:p/>
        </draw:line>
        <draw:line draw:style-name="gr4" draw:text-style-name="P1" draw:layer="layout" svg:x1="2.4cm" svg:y1="15.2cm" svg:x2="3.7cm" svg:y2="15.2cm">
          <text:p/>
        </draw:line>
        <draw:line draw:style-name="gr9" draw:text-style-name="P1" draw:layer="layout" svg:x1="2.5cm" svg:y1="16.1cm" svg:x2="3.7cm" svg:y2="16.1cm">
          <text:p/>
        </draw:line>
        <draw:frame draw:style-name="gr15" draw:text-style-name="P2" draw:layer="layout" svg:width="2.026cm" svg:height="1.062cm" svg:x="5.674cm" svg:y="13.738cm">
          <draw:text-box>
            <text:p text:style-name="P2"><text:span text:style-name="T1">request</text:span></text:p>
          </draw:text-box>
        </draw:frame>
        <draw:frame draw:style-name="gr16" draw:text-style-name="P2" draw:layer="layout" svg:width="3.927cm" svg:height="0.863cm" svg:x="4cm" svg:y="14.8cm">
          <draw:text-box>
            <text:p><text:span text:style-name="T1">acknowledgment</text:span></text:p>
          </draw:text-box>
        </draw:frame>
        <draw:frame draw:style-name="gr6" draw:text-style-name="P2" draw:layer="layout" svg:width="2.001cm" svg:height="0.763cm" svg:x="4.2cm" svg:y="15.7cm">
          <draw:text-box>
            <text:p><text:span text:style-name="T1">release</text:span></text:p>
          </draw:text-box>
        </draw:frame>
        <draw:custom-shape draw:style-name="gr17" draw:text-style-name="P1" draw:layer="layout" svg:width="5.9cm" svg:height="5.9cm" svg:x="2cm" svg:y="12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cm" svg:height="1.8cm" svg:x="1.9cm" svg:y="1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5.5cm" svg:height="1.8cm" svg:x="6.2cm" svg:y="1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5.501cm" svg:height="2.401cm" svg:x="12.699cm" svg:y="1.299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273cm" svg:height="2.299cm" svg:x="9.694cm" svg:y="11.7cm">
          <draw:text-box>
            <text:p><text:span text:style-name="T1">Everyone send me </text:span></text:p>
            <text:p><text:span text:style-name="T1">back an ackowlegment,</text:span></text:p>
            <text:p><text:span text:style-name="T1">but site 0 is the first in </text:span></text:p>
            <text:p><text:span text:style-name="T1">the queue. I wait.</text:span></text:p>
          </draw:text-box>
        </draw:frame>
        <draw:custom-shape draw:style-name="gr17" draw:text-style-name="P1" draw:layer="layout" svg:width="5.101cm" svg:height="2.401cm" svg:x="9.799cm" svg:y="11.69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506cm" svg:height="2.299cm" svg:x="12.594cm" svg:y="1.3cm">
          <draw:text-box>
            <text:p><text:span text:style-name="T1">Everyone send me </text:span></text:p>
            <text:p><text:span text:style-name="T1">back an ackowlegment,</text:span></text:p>
            <text:p><text:span text:style-name="T1"><text:s/></text:span><text:span text:style-name="T1">I'm the first in the queue</text:span></text:p>
            <text:p><text:span text:style-name="T1">I can take the ressource.</text:span></text:p>
          </draw:text-box>
        </draw:frame>
        <draw:custom-shape draw:style-name="gr17" draw:text-style-name="P1" draw:layer="layout" svg:width="5.501cm" svg:height="2.401cm" svg:x="12.699cm" svg:y="1.29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371cm" svg:height="2.299cm" svg:x="15.494cm" svg:y="11.7cm">
          <draw:text-box>
            <text:p><text:span text:style-name="T1">Site 0 release the </text:span></text:p>
            <text:p><text:span text:style-name="T1">Ressource, It's my </text:span></text:p>
            <text:p><text:span text:style-name="T1">turn, I take the </text:span></text:p>
            <text:p><text:span text:style-name="T1">ressource.</text:span></text:p>
          </draw:text-box>
        </draw:frame>
        <draw:custom-shape draw:style-name="gr17" draw:text-style-name="P1" draw:layer="layout" svg:width="4.101cm" svg:height="2.401cm" svg:x="15.599cm" svg:y="11.698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2.2cm" svg:y1="11.7cm" svg:x2="12cm" svg:y2="9.2cm">
          <text:p/>
        </draw:line>
        <draw:line draw:style-name="gr12" draw:text-style-name="P1" draw:layer="layout" svg:x1="16.799cm" svg:y1="11.699cm" svg:x2="15.8cm" svg:y2="9.2cm">
          <text:p/>
        </draw:line>
        <draw:frame draw:style-name="gr6" draw:text-style-name="P2" draw:layer="layout" svg:width="3.728cm" svg:height="0.763cm" svg:x="4.201cm" svg:y="16.501cm">
          <draw:text-box>
            <text:p><text:span text:style-name="T1">using ressource</text:span></text:p>
          </draw:text-box>
        </draw:frame>
        <draw:frame draw:style-name="gr6" draw:text-style-name="P2" draw:layer="layout" svg:width="1.92cm" svg:height="0.763cm" svg:x="4.202cm" svg:y="17.402cm">
          <draw:text-box>
            <text:p><text:span text:style-name="T1">waiting</text:span></text:p>
          </draw:text-box>
        </draw:frame>
        <draw:custom-shape draw:style-name="gr11" draw:text-style-name="P1" draw:layer="layout" svg:width="1.8cm" svg:height="0.3cm" svg:x="2.4cm" svg:y="17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7cm" svg:height="0.5cm" svg:x="2.4cm" svg:y="16.7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6.107cm" svg:height="1.062cm" svg:x="1.952cm" svg:y="12.9cm">
          <draw:text-box>
            <text:p text:style-name="P2"><text:span text:style-name="T1">Request (my_clock, my_ID)</text:span></text:p>
          </draw:text-box>
        </draw:frame>
        <draw:frame draw:style-name="gr6" draw:text-style-name="P2" draw:layer="layout" svg:width="5.654cm" svg:height="1.787cm" svg:x="8.457cm" svg:y="14.499cm">
          <draw:text-box>
            <text:p text:style-name="P2"><text:span text:style-name="T1">Ok, Site 0 want to access</text:span></text:p>
            <text:p text:style-name="P2"><text:span text:style-name="T1"><text:s/></text:span><text:span text:style-name="T1">too, I put in the queue :</text:span></text:p>
            <text:p text:style-name="P2"><text:span text:style-name="T1">(1,0) ; (2,2) – before me !</text:span></text:p>
          </draw:text-box>
        </draw:frame>
        <draw:custom-shape draw:style-name="gr17" draw:text-style-name="P1" draw:layer="layout" svg:width="5.5cm" svg:height="1.8cm" svg:x="8.5cm" svg:y="14.499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9.2cm" svg:y1="14.4cm" svg:x2="8.399cm" svg:y2="9.1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phane </meta:initial-creator>
    <meta:creation-date>2014-05-30T17:09:53</meta:creation-date>
    <dc:date>2014-05-30T17:42:22</dc:date>
    <dc:creator>stephane </dc:creator>
    <meta:editing-duration>PT30M52S</meta:editing-duration>
    <meta:editing-cycles>9</meta:editing-cycles>
    <meta:generator>LibreOffice/3.5$Linux_x86 LibreOffice_project/350m1$Build-2</meta:generator>
    <meta:document-statistic meta:object-count="64"/>
  </office:meta>
</office:document-meta>
</file>